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8.243cm" table:align="left"/>
    </style:style>
    <style:style style:name="Tableau1.A" style:family="table-column">
      <style:table-column-properties style:column-width="2.402cm"/>
    </style:style>
    <style:style style:name="Tableau1.B" style:family="table-column">
      <style:table-column-properties style:column-width="1.404cm"/>
    </style:style>
    <style:style style:name="Tableau1.C" style:family="table-column">
      <style:table-column-properties style:column-width="1.485cm"/>
    </style:style>
    <style:style style:name="Tableau1.D" style:family="table-column">
      <style:table-column-properties style:column-width="1.302cm"/>
    </style:style>
    <style:style style:name="Tableau1.E" style:family="table-column">
      <style:table-column-properties style:column-width="1.649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style:font-name="Liberation Sans" fo:font-size="14pt" officeooo:rsid="00159fe4" officeooo:paragraph-rsid="00159fe4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size="14pt" style:font-size-asian="14pt" style:font-size-complex="14pt"/>
    </style:style>
    <style:style style:name="P3" style:family="paragraph" style:parent-style-name="Table_20_Contents">
      <style:text-properties style:font-name="Liberation Sans" fo:font-size="14pt" style:font-size-asian="14pt" style:font-size-complex="14pt"/>
    </style:style>
    <style:style style:name="P4" style:family="paragraph" style:parent-style-name="Table_20_Contents">
      <style:text-properties style:font-name="Liberation Sans" fo:font-size="14pt" fo:font-weight="bold" officeooo:rsid="00159fe4" officeooo:paragraph-rsid="00159fe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59fe4" officeooo:paragraph-rsid="00159fe4"/>
    </style:style>
    <style:style style:name="P6" style:family="paragraph" style:parent-style-name="Standard">
      <style:paragraph-properties fo:break-before="column"/>
      <style:text-properties fo:font-size="14pt" officeooo:rsid="00159fe4" officeooo:paragraph-rsid="00159fe4" style:font-size-asian="14pt" style:font-size-complex="14pt"/>
    </style:style>
    <style:style style:name="P7" style:family="paragraph" style:parent-style-name="Standard">
      <style:text-properties fo:font-size="14pt" officeooo:rsid="00159fe4" officeooo:paragraph-rsid="00159fe4" style:font-size-asian="14pt" style:font-size-complex="14pt"/>
    </style:style>
    <style:style style:name="P8" style:family="paragraph" style:parent-style-name="Standard" style:list-style-name="L1">
      <style:text-properties fo:font-size="14pt" officeooo:rsid="00159fe4" officeooo:paragraph-rsid="00159fe4" style:font-size-asian="14pt" style:font-size-complex="14pt"/>
    </style:style>
    <style:style style:name="P9" style:family="paragraph" style:parent-style-name="Standard" style:list-style-name="L1">
      <style:text-properties style:font-name="Liberation Sans" fo:font-size="14pt" officeooo:rsid="00159fe4" officeooo:paragraph-rsid="00159fe4" style:font-size-asian="14pt" style:font-size-complex="14pt"/>
    </style:style>
    <style:style style:name="T1" style:family="text">
      <style:text-properties officeooo:rsid="0015f8c5"/>
    </style:style>
    <style:style style:name="T2" style:family="text">
      <style:text-properties officeooo:rsid="001922b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199ad8"/>
    </style:style>
    <style:style style:name="T6" style:family="text">
      <style:text-properties style:font-name="Liberation Sans" officeooo:rsid="0015f8c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CUMBA <text:s/><text:span text:style-name="T1">(</text:span><text:span text:style-name="T2">E</text:span>-<text:span text:style-name="T1">)</text:span></text:p>
      <text:p text:style-name="Subtitle">JP Mader, 1985 <text:a xlink:type="simple" xlink:href="https://youtu.be/Rd0n3ZL6MeA" text:style-name="Internet_20_link" text:visited-style-name="Visited_20_Internet_20_Link">https://youtu.be/Rd0n3ZL6MeA</text:a></text:p>
      <text:p text:style-name="Text_20_body"/>
      <text:p text:style-name="Text_20_body"/>
      <text:section text:style-name="Sect1" text:name="Section1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>
            <table:table-cell table:style-name="Tableau1.A1" office:value-type="string">
              <text:p text:style-name="P1"><text:span text:style-name="T3">Intro</text:span> Bs</text:p>
            </table:table-cell>
            <table:table-cell table:style-name="Tableau1.A1" office:value-type="string">
              <text:p text:style-name="P1">E-</text:p>
            </table:table-cell>
            <table:table-cell table:style-name="Tableau1.A1" office:value-type="string">
              <text:p text:style-name="P1">B/Eb</text:p>
            </table:table-cell>
            <table:table-cell table:style-name="Tableau1.A1" office:value-type="string">
              <text:p text:style-name="P2">%</text:p>
            </table:table-cell>
            <table:table-cell table:style-name="Tableau1.E1" office:value-type="string">
              <text:p text:style-name="P3">%</text:p>
            </table:table-cell>
          </table:table-row>
          <table:table-row>
            <table:table-cell table:style-name="Tableau1.A2" office:value-type="string">
              <text:p text:style-name="P3"/>
            </table:table-cell>
            <table:table-cell table:style-name="Tableau1.A2" office:value-type="string">
              <text:p text:style-name="P2">%</text:p>
            </table:table-cell>
            <table:table-cell table:style-name="Tableau1.A2" office:value-type="string">
              <text:p text:style-name="P3">%</text:p>
            </table:table-cell>
            <table:table-cell table:style-name="Tableau1.A2" office:value-type="string">
              <text:p text:style-name="P2">%</text:p>
            </table:table-cell>
            <table:table-cell table:style-name="Tableau1.E2" office:value-type="string">
              <text:p text:style-name="P3">%</text:p>
            </table:table-cell>
          </table:table-row>
          <table:table-row>
            <table:table-cell table:style-name="Tableau1.A2" office:value-type="string">
              <text:p text:style-name="P1">+ Synth</text:p>
            </table:table-cell>
            <table:table-cell table:style-name="Tableau1.A2" office:value-type="string">
              <text:p text:style-name="P1">E-</text:p>
            </table:table-cell>
            <table:table-cell table:style-name="Tableau1.A2" office:value-type="string">
              <text:p text:style-name="P1">B/Eb</text:p>
            </table:table-cell>
            <table:table-cell table:style-name="Tableau1.A2" office:value-type="string">
              <text:p text:style-name="P2">%</text:p>
            </table:table-cell>
            <table:table-cell table:style-name="Tableau1.E2" office:value-type="string">
              <text:p text:style-name="P3">%</text:p>
            </table:table-cell>
          </table:table-row>
          <table:table-row>
            <table:table-cell table:style-name="Tableau1.A4" office:value-type="string">
              <text:p text:style-name="P3"/>
            </table:table-cell>
            <table:table-cell table:style-name="Tableau1.A4" office:value-type="string">
              <text:p text:style-name="P2">%</text:p>
            </table:table-cell>
            <table:table-cell table:style-name="Tableau1.A4" office:value-type="string">
              <text:p text:style-name="P3">%</text:p>
            </table:table-cell>
            <table:table-cell table:style-name="Tableau1.A4" office:value-type="string">
              <text:p text:style-name="P2">%</text:p>
            </table:table-cell>
            <table:table-cell table:style-name="Tableau1.E4" office:value-type="string">
              <text:p text:style-name="P3">%</text:p>
            </table:table-cell>
          </table:table-row>
          <table:table-row>
            <table:table-cell table:style-name="Tableau1.A2" office:value-type="string">
              <text:p text:style-name="P4">Couplet</text:p>
            </table:table-cell>
            <table:table-cell table:style-name="Tableau1.A2" office:value-type="string">
              <text:p text:style-name="P4">E-</text:p>
            </table:table-cell>
            <table:table-cell table:style-name="Tableau1.A2" office:value-type="string">
              <text:p text:style-name="P1">B</text:p>
            </table:table-cell>
            <table:table-cell table:style-name="Tableau1.A2" office:value-type="string">
              <text:p text:style-name="P2">%</text:p>
            </table:table-cell>
            <table:table-cell table:style-name="Tableau1.E2" office:value-type="string">
              <text:p text:style-name="P3">%</text:p>
            </table:table-cell>
          </table:table-row>
          <table:table-row>
            <table:table-cell table:style-name="Tableau1.A2" office:value-type="string">
              <text:p text:style-name="P3"/>
            </table:table-cell>
            <table:table-cell table:style-name="Tableau1.A2" office:value-type="string">
              <text:p text:style-name="P2">%</text:p>
            </table:table-cell>
            <table:table-cell table:style-name="Tableau1.A2" office:value-type="string">
              <text:p text:style-name="P3">%</text:p>
            </table:table-cell>
            <table:table-cell table:style-name="Tableau1.A2" office:value-type="string">
              <text:p text:style-name="P2">%</text:p>
            </table:table-cell>
            <table:table-cell table:style-name="Tableau1.E2" office:value-type="string">
              <text:p text:style-name="P3">%</text:p>
            </table:table-cell>
          </table:table-row>
          <table:table-row>
            <table:table-cell table:style-name="Tableau1.A2" office:value-type="string">
              <text:p text:style-name="P3"/>
            </table:table-cell>
            <table:table-cell table:style-name="Tableau1.A2" office:value-type="string">
              <text:p text:style-name="P4">F#</text:p>
            </table:table-cell>
            <table:table-cell table:style-name="Tableau1.A2" office:value-type="string">
              <text:p text:style-name="P1">C#</text:p>
            </table:table-cell>
            <table:table-cell table:style-name="Tableau1.A2" office:value-type="string">
              <text:p text:style-name="P2">%</text:p>
            </table:table-cell>
            <table:table-cell table:style-name="Tableau1.E2" office:value-type="string">
              <text:p text:style-name="P3">%</text:p>
            </table:table-cell>
          </table:table-row>
          <table:table-row>
            <table:table-cell table:style-name="Tableau1.A2" office:value-type="string">
              <text:p text:style-name="P3"/>
            </table:table-cell>
            <table:table-cell table:style-name="Tableau1.A2" office:value-type="string">
              <text:p text:style-name="P1">E-</text:p>
            </table:table-cell>
            <table:table-cell table:style-name="Tableau1.A2" office:value-type="string">
              <text:p text:style-name="P1">B</text:p>
            </table:table-cell>
            <table:table-cell table:style-name="Tableau1.A2" office:value-type="string">
              <text:p text:style-name="P2">%</text:p>
            </table:table-cell>
            <table:table-cell table:style-name="Tableau1.E2" office:value-type="string">
              <text:p text:style-name="P3">%</text:p>
            </table:table-cell>
          </table:table-row>
          <table:table-row>
            <table:table-cell table:style-name="Tableau1.A1" office:value-type="string">
              <text:p text:style-name="P4">Refrain</text:p>
            </table:table-cell>
            <table:table-cell table:style-name="Tableau1.A1" office:value-type="string">
              <text:p text:style-name="P1">E-</text:p>
            </table:table-cell>
            <table:table-cell table:style-name="Tableau1.A1" office:value-type="string">
              <text:p text:style-name="P1">B7</text:p>
            </table:table-cell>
            <table:table-cell table:style-name="Tableau1.A1" office:value-type="string">
              <text:p text:style-name="P1">G</text:p>
            </table:table-cell>
            <table:table-cell table:style-name="Tableau1.E1" office:value-type="string">
              <text:p text:style-name="P1">A- <text:s/>B7</text:p>
            </table:table-cell>
          </table:table-row>
          <table:table-row>
            <table:table-cell table:style-name="Tableau1.A4" office:value-type="string">
              <text:p text:style-name="P3"/>
            </table:table-cell>
            <table:table-cell table:style-name="Tableau1.A4" office:value-type="string">
              <text:p text:style-name="P1">E-</text:p>
            </table:table-cell>
            <table:table-cell table:style-name="Tableau1.A4" office:value-type="string">
              <text:p text:style-name="P1">B</text:p>
            </table:table-cell>
            <table:table-cell table:style-name="Tableau1.A4" office:value-type="string">
              <text:p text:style-name="P1">C</text:p>
            </table:table-cell>
            <table:table-cell table:style-name="Tableau1.E4" office:value-type="string">
              <text:p text:style-name="P1">D7</text:p>
            </table:table-cell>
          </table:table-row>
          <table:table-row>
            <table:table-cell table:style-name="Tableau1.A1" office:value-type="string">
              <text:p text:style-name="P1"><text:span text:style-name="T3">Instr</text:span></text:p>
            </table:table-cell>
            <table:table-cell table:style-name="Tableau1.A1" office:value-type="string">
              <text:p text:style-name="P1">E-</text:p>
            </table:table-cell>
            <table:table-cell table:style-name="Tableau1.A1" office:value-type="string">
              <text:p text:style-name="P1">B</text:p>
            </table:table-cell>
            <table:table-cell table:style-name="Tableau1.A1" office:value-type="string">
              <text:p text:style-name="P2">%</text:p>
            </table:table-cell>
            <table:table-cell table:style-name="Tableau1.E1" office:value-type="string">
              <text:p text:style-name="P3">%</text:p>
            </table:table-cell>
          </table:table-row>
          <table:table-row>
            <table:table-cell table:style-name="Tableau1.A4" office:value-type="string">
              <text:p text:style-name="P3"/>
            </table:table-cell>
            <table:table-cell table:style-name="Tableau1.A4" office:value-type="string">
              <text:p text:style-name="P2">%</text:p>
            </table:table-cell>
            <table:table-cell table:style-name="Tableau1.A4" office:value-type="string">
              <text:p text:style-name="P3">%</text:p>
            </table:table-cell>
            <table:table-cell table:style-name="Tableau1.A4" office:value-type="string">
              <text:p text:style-name="P2">%</text:p>
            </table:table-cell>
            <table:table-cell table:style-name="Tableau1.E4" office:value-type="string">
              <text:p text:style-name="P3">%</text:p>
            </table:table-cell>
          </table:table-row>
        </table:table>
        <text:p text:style-name="P5"/>
        <text:p text:style-name="P5"/>
        <text:p text:style-name="P6"/>
        <text:p text:style-name="Subtitle">Structure</text:p>
        <text:p text:style-name="P7"/>
        <text:list text:style-name="L1">
          <text:list-item>
            <text:p text:style-name="P8"><text:span text:style-name="T4">Intro : </text:span><text:span text:style-name="T5">8</text:span><text:span text:style-name="T4"> + </text:span><text:span text:style-name="T5">8</text:span><text:span text:style-name="T4"> </text:span><text:span text:style-name="T6">synth </text:span><text:span text:style-name="T4">dents de scie</text:span></text:p>
          </text:list-item>
          <text:list-item>
            <text:p text:style-name="P9"><text:span text:style-name="T3">Couplet</text:span> 1 (16)</text:p>
          </text:list-item>
          <text:list-item>
            <text:p text:style-name="P9"><text:span text:style-name="T3">Refrain</text:span> (8)</text:p>
          </text:list-item>
          <text:list-item>
            <text:p text:style-name="P9">Instrumental (9) <text:span text:style-name="T1">synth </text:span>dents de scie</text:p>
          </text:list-item>
          <text:list-item>
            <text:p text:style-name="P9"><text:span text:style-name="T3">Couplet</text:span> 2 (16)</text:p>
          </text:list-item>
          <text:list-item>
            <text:p text:style-name="P9"><text:span text:style-name="T3">Refrain</text:span> (8)</text:p>
          </text:list-item>
          <text:list-item>
            <text:p text:style-name="P9"><text:span text:style-name="T3">Refrain</text:span> (8)</text:p>
          </text:list-item>
          <text:list-item>
            <text:p text:style-name="P9">Break 2 mesures en E-</text:p>
          </text:list-item>
          <text:list-item>
            <text:p text:style-name="P9">Instrumental (8) <text:s/>Xylo</text:p>
          </text:list-item>
          <text:list-item>
            <text:p text:style-name="P9"><text:span text:style-name="T3">Refrain</text:span></text:p>
          </text:list-item>
          <text:list-item>
            <text:p text:style-name="P9"><text:span text:style-name="T3">Refrain</text:span></text:p>
          </text:list-item>
          <text:list-item>
            <text:p text:style-name="P9"><text:span text:style-name="T3">Refrain</text:span></text:p>
          </text:list-item>
          <text:list-item>
            <text:p text:style-name="P9">- ...</text:p>
          </text:list-item>
        </text:list>
        <text:p text:style-name="P7"/>
        <text:p text:style-name="P5"/>
        <text:p text:style-name="P5"/>
        <text:p text:style-name="P5"/>
        <text:p text:style-name="P5"/>
        <text:p text:style-name="P5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8T08:53:06.553618945</meta:creation-date>
    <dc:date>2025-08-28T09:22:56.422059087</dc:date>
    <meta:editing-duration>PT14M12S</meta:editing-duration>
    <meta:editing-cycles>4</meta:editing-cycles>
    <meta:generator>LibreOffice/25.2.3.2$Linux_X86_64 LibreOffice_project/520$Build-2</meta:generator>
    <meta:print-date>2025-08-28T09:23:11.783993635</meta:print-date>
    <meta:printed-by>Fichiers PDF</meta:printed-by>
    <meta:document-statistic meta:table-count="1" meta:image-count="0" meta:object-count="0" meta:page-count="1" meta:paragraph-count="69" meta:word-count="116" meta:character-count="381" meta:non-whitespace-character-count="344"/>
  </office:meta>
</office:document-meta>
</file>